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AA73EF63E4ED1AB.png" manifest:media-type="image/png"/>
  <manifest:file-entry manifest:full-path="Pictures/100006A20000018D0000018DB3B6DC61F342ADE9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宋体1" svg:font-family="宋体, 宋体"/>
    <style:font-face style:name="Calibri" svg:font-family="Calibri, Calibri" style:font-family-generic="swiss"/>
    <style:font-face style:name="FreeSans1" svg:font-family="FreeSans" style:font-family-generic="swiss"/>
    <style:font-face style:name="FreeSans" svg:font-family="FreeSans" style:font-pitch="variable"/>
    <style:font-face style:name="华文黑体 - Kelvin" svg:font-family="'华文黑体 - Kelvin'" style:font-pitch="variable"/>
    <style:font-face style:name="宋体" svg:font-family="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b2b2b2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draw:auto-grow-height="true" fo:min-height="2.6cm" draw:shadow="visible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title">
      <style:graphic-properties draw:auto-grow-height="true" fo:min-height="2.6cm"/>
    </style:style>
    <style:style style:name="pr6" style:family="presentation" style:parent-style-name="DNA-title">
      <style:graphic-properties fo:min-height="4.611cm"/>
    </style:style>
    <style:style style:name="P1" style:family="paragraph">
      <style:text-properties style:font-name="宋体" fo:font-size="22pt" style:font-name-asian="宋体" style:font-size-asian="22pt" style:font-size-complex="22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normal" style:letter-kerning="true" style:font-name-asian="宋体" style:font-size-asian="22pt" style:font-weight-asian="normal" style:font-name-complex="华文黑体 - Kelvin" style:font-size-complex="22pt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image text:level="1" xlink:href="Pictures/100006A20000018D0000018DB3B6DC61F342ADE9.svg" xlink:type="simple" xlink:show="embed" xlink:actuate="onLoad">
        <style:list-level-properties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0.6cm" text:min-label-width="0.6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1.2cm" text:min-label-width="0.6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1.8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2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3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3.6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4.8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</text:list-style>
    <text:list-style style:name="L2">
      <text:list-level-style-image text:level="1" xlink:href="Pictures/100006A20000018D0000018DB3B6DC61F342ADE9.svg" xlink:type="simple" xlink:show="embed" xlink:actuate="onLoad">
        <style:list-level-properties text:space-before="0.3cm" text:min-label-width="0.9cm" style:vertical-pos="middle" style:vertical-rel="line" fo:width="0.397cm" fo:height="0.39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y Works</text:p>
          </draw:text-box>
        </draw:frame>
        <draw:frame presentation:style-name="pr2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涉众文档的讨论修改。</text:span></text:p>
              </text:list-item>
              <text:list-item>
                <text:p><text:span text:style-name="T1">愿景文档的讨论修改。</text:span></text:p>
              </text:list-item>
              <text:list-item>
                <text:p><text:span text:style-name="T1">LiteCoze</text:span><text:span text:style-name="T1">私聊用况分析和用况图。</text:span></text:p>
              </text:list-item>
              <text:list-item>
                <text:p><text:span text:style-name="T1">和组员汪慧玲共同完成了群聊的协作图，通信图，类图，顺序图（由于最后主讲私聊用况，就未采用）。</text:span></text:p>
              </text:list-item>
              <text:list-item>
                <text:p><text:span text:style-name="T1">参与私聊用况的讨论修改。</text:span></text:p>
              </text:list-item>
              <text:list-item>
                <text:p><text:span text:style-name="T1">参与私聊的协作图，通信图，类图，顺序图的制作。并且讨论修改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4cm" svg:y="0.2cm" presentation:class="title" presentation:user-transformed="true">
          <draw:text-box>
            <text:p>problem&amp;solution</text:p>
          </draw:text-box>
        </draw:frame>
        <draw:frame presentation:style-name="pr2" draw:text-style-name="P3" draw:layer="layout" svg:width="22.5cm" svg:height="12.8cm" svg:x="4.5cm" svg:y="2.4cm" presentation:class="outline" presentation:user-transformed="true">
          <draw:text-box>
            <text:list text:style-name="L2">
              <text:list-item>
                <text:p><text:span text:style-name="T2">1</text:span><text:span text:style-name="T2">：</text:span><text:span text:style-name="T2">P</text:span><text:span text:style-name="T2">：多次遇到了“无用用况”的错误分析。</text:span></text:p>
                <text:list>
                  <text:list-item>
                    <text:p><text:span text:style-name="T2">S</text:span><text:span text:style-name="T2">：询问老师过后，看书指定章节，小组之间讨论后修改。</text:span></text:p>
                  </text:list-item>
                </text:list>
              </text:list-item>
              <text:list-item>
                <text:p><text:span text:style-name="T2">2</text:span><text:span text:style-name="T2">：</text:span><text:span text:style-name="T2">P: <text:s/></text:span><text:span text:style-name="T2">涉众分析时，出现了涉众错误等问题。</text:span></text:p>
                <text:list>
                  <text:list-item>
                    <text:p><text:span text:style-name="T2">S</text:span><text:span text:style-name="T2">：网上查找资料，对比书本，课件等相关知识，小组讨论后修改。</text:span></text:p>
                  </text:list-item>
                </text:list>
              </text:list-item>
              <text:list-item>
                <text:p><text:span text:style-name="T2">3</text:span><text:span text:style-name="T2">：</text:span><text:span text:style-name="T2">P:</text:span><text:span text:style-name="T2">刚开始做的时候没有相关的领域知识，所以对问题的分析很片面，不准确。</text:span></text:p>
                <text:list>
                  <text:list-item>
                    <text:p><text:span text:style-name="T2">S:</text:span><text:span text:style-name="T2">只有借助查阅互联网和网络上相似的成熟软件来分析自身问题，并解决。</text:span></text:p>
                  </text:list-item>
                </text:list>
              </text:list-item>
              <text:list-item>
                <text:p><text:span text:style-name="T2">4</text:span><text:span text:style-name="T2">：</text:span><text:span text:style-name="T2">P:</text:span><text:span text:style-name="T2">小组常常以主观意识来看待问题，以开发人员的角度看待问题，考虑不全面</text:span></text:p>
                <text:list>
                  <text:list-item>
                    <text:p><text:span text:style-name="T2">S:</text:span><text:span text:style-name="T2">通过借鉴相关成熟产品的全面分析，总结结论，小组讨论。</text:span></text:p>
                  </text:list-item>
                </text:list>
              </text:list-item>
              <text:list-item>
                <text:p><text:span text:style-name="T2">5</text:span><text:span text:style-name="T2">：</text:span><text:span text:style-name="T2">P:</text:span><text:span text:style-name="T2">在用况分析方面，缺乏相关经验知识，容易将问题复杂化，容易抢占设计，将用况功能化，不注重其价值和独立性。</text:span></text:p>
                <text:p><text:span text:style-name="T2"><text:s/></text:span><text:span text:style-name="T2"><text:tab/></text:span><text:span text:style-name="T2">S</text:span><text:span text:style-name="T2">：询问老师之后，参考书籍，小组讨论，修改用况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Development plan&amp;vision</text:p>
          </draw:text-box>
        </draw:frame>
        <draw:frame presentation:style-name="pr2" draw:layer="layout" svg:width="22.5cm" svg:height="11.2cm" svg:x="4.5cm" svg:y="3cm" presentation:class="outline" presentation:user-transformed="true">
          <draw:text-box>
            <text:list text:style-name="L2">
              <text:list-item>
                <text:p><text:span text:style-name="T3">计划：</text:span></text:p>
                <text:p><text:span text:style-name="T2">①</text:span><text:span text:style-name="T2">在接下来的学期内能巩固现有的知识并且更深层次的去学习了解</text:span><text:span text:style-name="T4">用况</text:span><text:span text:style-name="T2">和</text:span><text:span text:style-name="T4">建模</text:span><text:span text:style-name="T5">的相关知识</text:span><text:span text:style-name="T4">。</text:span></text:p>
                <text:p><text:span text:style-name="T5">②</text:span><text:span text:style-name="T4">软件工程</text:span><text:span text:style-name="T5">的相关知识还要去更多的学习。</text:span></text:p>
                <text:p><text:span text:style-name="T5">③</text:span><text:span text:style-name="T5">聊天软件开发会涉及到</text:span><text:span text:style-name="T4">计算机网络</text:span><text:span text:style-name="T5">的知识，也要去更深入的学习，保证信息传输的安全度。</text:span></text:p>
                <text:p><text:span text:style-name="T5">④</text:span><text:span text:style-name="T5">尽可能的去完善我们小组的项目。</text:span></text:p>
              </text:list-item>
              <text:list-item>
                <text:p><text:span text:style-name="T6">展望：</text:span></text:p>
                <text:p><text:span text:style-name="T5">①</text:span><text:span text:style-name="T5">现在市场上聊天软件千篇一律。希望我们能有我们自己的特色。</text:span></text:p>
                <text:p><text:span text:style-name="T5">②</text:span><text:span text:style-name="T5">我们的初衷就是简单，简约。给用户带来的是方便和良好的体验。希望以后也是这样，不能随着迭代而变得繁琐复杂。</text:span></text:p>
                <text:p><text:span text:style-name="T5">③</text:span><text:span text:style-name="T5">希望我们小组能更和谐更有效的完成项目，并且改正项目中存在错误和问题。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Self-assessment</text:p>
          </draw:text-box>
        </draw:frame>
        <draw:frame presentation:style-name="pr2" draw:layer="layout" svg:width="22.5cm" svg:height="10.4cm" svg:x="4.5cm" svg:y="3.8cm" presentation:class="outline" presentation:user-transformed="true">
          <draw:text-box>
            <text:list text:style-name="L2">
              <text:list-item>
                <text:p><text:span text:style-name="T3">经过一个学期的学习和项目工作，发现了自己的很多不足，专业知识不过硬，项目工作也是懵懵懂懂。拿项目来说，其中最基本的用况分析和参与者分类，也是在询问和看书中才逐渐清楚。虽然每次的小组讨论和小组任务都在积极的参与，但是最后也发现自己的缺点不足还是那么的多，这也是来源于平时的不认真学习吧。项目的第一阶段也接近尾声了，回首望去也做了许多的无用功，老师明确的说了要详细介绍这次迭代的用况，其他用况做简要描述，然而我还花了很大一部分的时间在其他用况的分析上。导致了小组的进度缓慢。过去的也过去了，有则改之无则加勉。希望在下学期的项目工作中能顺利一些。</text:span></text:p>
              </text:list-item>
              <text:list-item>
                <text:p><text:span text:style-name="T3">综合评价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1T1">
        <office:forms form:automatic-focus="false" form:apply-design-mode="false"/>
        <draw:frame presentation:style-name="pr6" draw:layer="layout" svg:width="22.5cm" svg:height="4.611cm" svg:x="4.5cm" svg:y="5.2cm" presentation:class="title" presentation:user-transformed="true">
          <draw:text-box>
            <text:p>谢谢聆听<text:line-break/>Thanks for Listening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宋体1" svg:font-family="宋体, 宋体"/>
    <style:font-face style:name="Calibri" svg:font-family="Calibri, Calibri" style:font-family-generic="swiss"/>
    <style:font-face style:name="FreeSans1" svg:font-family="FreeSans" style:font-family-generic="swiss"/>
    <style:font-face style:name="FreeSans" svg:font-family="FreeSans" style:font-pitch="variable"/>
    <style:font-face style:name="华文黑体 - Kelvin" svg:font-family="'华文黑体 - Kelvin'" style:font-pitch="variable"/>
    <style:font-face style:name="宋体" svg:font-family="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标题_20_3" style:display-name="标题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标题样式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强调" style:family="graphic">
      <style:paragraph-properties style:text-autospace="none"/>
      <style:text-properties fo:font-style="italic" style:font-style-asian="italic" style:font-style-complex="italic"/>
    </style:style>
    <style:style style:name="Internet_20_链接" style:display-name="Internet 链接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链接" style:family="graphic">
      <style:paragraph-properties style:text-autospace="none"/>
    </style:style>
    <style:style style:name="项目符号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参考文献列表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内容目录标题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内容目录_20_3" style:display-name="内容目录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索引" style:family="graphic">
      <style:paragraph-properties style:text-autospace="none"/>
      <style:text-properties style:font-name-asian="FreeSans1" style:font-family-asian="FreeSans" style:font-family-generic-asian="swiss"/>
    </style:style>
    <style:style style:name="内容目录_20_2" style:display-name="内容目录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内容目录_20_1" style:display-name="内容目录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引用" style:family="graphic">
      <style:paragraph-properties fo:margin-left="1.764cm" fo:margin-right="1.764cm" fo:margin-top="0cm" fo:margin-bottom="0.88cm" fo:text-indent="0cm" style:text-autospace="none"/>
    </style:style>
    <style:style style:name="索引标题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文献目录_20_1" style:display-name="文献目录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表格标题" style:family="graphic">
      <style:paragraph-properties fo:text-align="center" style:text-autospace="none"/>
      <style:text-properties fo:font-weight="bold" style:font-weight-asian="bold" style:font-weight-complex="bold"/>
    </style:style>
    <style:style style:name="表格内容" style:family="graphic">
      <style:paragraph-properties style:text-autospace="none"/>
    </style:style>
    <style:style style:name="题注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列表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heading_20_1" style:display-name="heading 1" style:family="graphic">
      <style:paragraph-properties fo:margin-left="0cm" fo:margin-right="0cm" fo:margin-top="1.058cm" fo:margin-bottom="1.027cm" fo:line-height="200%" fo:text-align="justify" fo:text-indent="0cm" style:text-autospace="ideograph-alpha"/>
      <style:text-properties style:font-name="Calibri" fo:font-family="Calibri, Calibri" style:font-family-generic="swiss" fo:font-size="22pt" fo:language="en" fo:country="US" fo:font-weight="bold" style:letter-kerning="true" style:font-name-asian="宋体1" style:font-family-asian="宋体, 宋体" style:font-size-asian="22pt" style:language-asian="zh" style:country-asian="CN" style:font-weight-asian="bold" style:font-name-complex="Calibri" style:font-family-complex="Calibri, Calibri" style:font-family-generic-complex="swiss" style:font-size-complex="22pt" style:font-weight-complex="bold"/>
    </style:style>
    <style:style style:name="footer" style:family="graphic">
      <style:paragraph-properties fo:margin-left="0cm" fo:margin-right="0cm" fo:text-align="start" fo:text-indent="0cm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Calibri" fo:font-family="Calibri, Calibri" style:font-family-generic="swiss" fo:font-size="9pt" fo:language="en" fo:country="US" style:letter-kerning="true" style:font-name-asian="宋体1" style:font-family-asian="宋体, 宋体" style:font-size-asian="9pt" style:language-asian="zh" style:country-asian="CN" style:font-name-complex="Calibri" style:font-family-complex="Calibri, Calibri" style:font-family-generic-complex="swiss" style:font-size-complex="9pt"/>
    </style:style>
    <style:style style:name="header" style:family="graphic">
      <style:paragraph-properties fo:margin-left="0cm" fo:margin-right="0cm" fo:line-height="100%" fo:text-align="justify" fo:text-indent="0cm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Calibri" fo:font-family="Calibri, Calibri" style:font-family-generic="swiss" fo:font-size="9pt" fo:language="en" fo:country="US" style:letter-kerning="true" style:font-name-asian="宋体1" style:font-family-asian="宋体, 宋体" style:font-size-asian="9pt" style:language-asian="zh" style:country-asian="CN" style:font-name-complex="Calibri" style:font-family-complex="Calibri, Calibri" style:font-family-generic-complex="swiss" style:font-size-complex="9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shrink-to-fit" style:shrink-to-fit="true" draw:shadow-color="#000000">
        <text:list-style style:name="DNA-outline1">
          <text:list-level-style-image text:level="1" xlink:href="Pictures/100006A20000018D0000018DB3B6DC61F342ADE9.svg" xlink:type="simple" xlink:show="embed" xlink:actuate="onLoad">
            <style:list-level-properties text:space-before="0.3cm" text:min-label-width="0.9cm" style:vertical-pos="middle" style:vertical-rel="line" fo:width="0.397cm" fo:height="0.397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2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2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2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image text:level="1" xlink:href="Pictures/100006A20000018D0000018DB3B6DC61F342ADE9.svg" xlink:type="simple" xlink:show="embed" xlink:actuate="onLoad">
            <style:list-level-properties style:vertical-pos="middle" style:vertical-rel="line" fo:width="0.397cm" fo:height="0.397cm"/>
          </text:list-level-style-image>
          <text:list-level-style-image text:level="2" xlink:href="Pictures/100006A20000018D0000018DB3B6DC61F342ADE9.svg" xlink:type="simple" xlink:show="embed" xlink:actuate="onLoad">
            <style:list-level-properties text:space-before="0.6cm" text:min-label-width="0.6cm" style:vertical-pos="middle" style:vertical-rel="line" fo:width="0.397cm" fo:height="0.397cm"/>
          </text:list-level-style-image>
          <text:list-level-style-image text:level="3" xlink:href="Pictures/100006A20000018D0000018DB3B6DC61F342ADE9.svg" xlink:type="simple" xlink:show="embed" xlink:actuate="onLoad">
            <style:list-level-properties text:space-before="1.2cm" text:min-label-width="0.6cm" style:vertical-pos="middle" style:vertical-rel="line" fo:width="0.397cm" fo:height="0.397cm"/>
          </text:list-level-style-image>
          <text:list-level-style-image text:level="4" xlink:href="Pictures/100006A20000018D0000018DB3B6DC61F342ADE9.svg" xlink:type="simple" xlink:show="embed" xlink:actuate="onLoad">
            <style:list-level-properties text:space-before="1.8cm" text:min-label-width="0.6cm" style:vertical-pos="middle" style:vertical-rel="line" fo:width="0.397cm" fo:height="0.397cm"/>
          </text:list-level-style-image>
          <text:list-level-style-image text:level="5" xlink:href="Pictures/100006A20000018D0000018DB3B6DC61F342ADE9.svg" xlink:type="simple" xlink:show="embed" xlink:actuate="onLoad">
            <style:list-level-properties text:space-before="2.4cm" text:min-label-width="0.6cm" style:vertical-pos="middle" style:vertical-rel="line" fo:width="0.397cm" fo:height="0.397cm"/>
          </text:list-level-style-image>
          <text:list-level-style-image text:level="6" xlink:href="Pictures/100006A20000018D0000018DB3B6DC61F342ADE9.svg" xlink:type="simple" xlink:show="embed" xlink:actuate="onLoad">
            <style:list-level-properties text:space-before="3cm" text:min-label-width="0.6cm" style:vertical-pos="middle" style:vertical-rel="line" fo:width="0.397cm" fo:height="0.397cm"/>
          </text:list-level-style-image>
          <text:list-level-style-image text:level="7" xlink:href="Pictures/100006A20000018D0000018DB3B6DC61F342ADE9.svg" xlink:type="simple" xlink:show="embed" xlink:actuate="onLoad">
            <style:list-level-properties text:space-before="3.6cm" text:min-label-width="0.6cm" style:vertical-pos="middle" style:vertical-rel="line" fo:width="0.397cm" fo:height="0.397cm"/>
          </text:list-level-style-image>
          <text:list-level-style-image text:level="8" xlink:href="Pictures/100006A20000018D0000018DB3B6DC61F342ADE9.svg" xlink:type="simple" xlink:show="embed" xlink:actuate="onLoad">
            <style:list-level-properties text:space-before="4.2cm" text:min-label-width="0.6cm" style:vertical-pos="middle" style:vertical-rel="line" fo:width="0.397cm" fo:height="0.397cm"/>
          </text:list-level-style-image>
          <text:list-level-style-image text:level="9" xlink:href="Pictures/100006A20000018D0000018DB3B6DC61F342ADE9.svg" xlink:type="simple" xlink:show="embed" xlink:actuate="onLoad">
            <style:list-level-properties text:space-before="4.8cm" text:min-label-width="0.6cm" style:vertical-pos="middle" style:vertical-rel="line" fo:width="0.397cm" fo:height="0.397cm"/>
          </text:list-level-style-image>
          <text:list-level-style-image text:level="10" xlink:href="Pictures/100006A20000018D0000018DB3B6DC61F342ADE9.svg" xlink:type="simple" xlink:show="embed" xlink:actuate="onLoad">
            <style:list-level-properties text:space-before="5.4cm" text:min-label-width="0.6cm" style:vertical-pos="middle" style:vertical-rel="line" fo:width="0.397cm" fo:height="0.397cm"/>
          </text:list-level-style-image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编号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6:54:57.763000000</meta:creation-date>
    <meta:editing-duration>PT32M54S</meta:editing-duration>
    <meta:editing-cycles>8</meta:editing-cycles>
    <meta:generator>LibreOffice/6.0.7.3$Windows_X86_64 LibreOffice_project/dc89aa7a9eabfd848af146d5086077aeed2ae4a5</meta:generator>
    <dc:title>DNA</dc:title>
    <dc:date>2019-01-12T05:42:40.004000000</dc:date>
    <meta:document-statistic meta:object-count="41"/>
  </office:meta>
</office:document-meta>
</file>